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a66" officeooo:paragraph-rsid="000fda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<text:span text:style-name="T4">Relatório</text:span></text:p>
      <text:p text:style-name="P1"/>
      <text:p text:style-name="P1"/>
      <text:p text:style-name="P1">Colocar áudios para identificação(interação com o usuário), fazer textos específicos ou melhor apresentar o jogo, colocando instruções para guiar a pessoa pelo jogo, tendo uma melhor jogabilidade. Menos é mais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46:45.556000000</meta:creation-date>
    <dc:date>2016-09-30T13:48:47.884000000</dc:date>
    <meta:editing-duration>PT2M8S</meta:editing-duration>
    <meta:editing-cycles>1</meta:editing-cycles>
    <meta:document-statistic meta:table-count="0" meta:image-count="0" meta:object-count="0" meta:page-count="1" meta:paragraph-count="2" meta:word-count="31" meta:character-count="268" meta:non-whitespace-character-count="190"/>
    <meta:generator>LibreOffice/5.1.3.2$Windows_x86 LibreOffice_project/644e4637d1d8544fd9f56425bd6cec110e49301b</meta:generator>
  </office:meta>
</office:document-meta>
</file>